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1" svg:font-family="メイリオ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2" svg:font-family="メイリオ" style:font-family-generic="roman" style:font-pitch="variable"/>
    <style:font-face style:name="TakaoPGothic" svg:font-family="TakaoPGothic" style:font-family-generic="system" style:font-pitch="variable"/>
    <style:font-face style:name="メイリオ3" svg:font-family="メイリオ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タイトル_20_スライド-subtitle" style:list-style-name="L2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タイトル_20_スライド-notes">
      <style:graphic-properties draw:fill-color="#ffffff" fo:min-height="13.365cm"/>
    </style:style>
    <style:style style:name="pr7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タイトルとコンテンツ-notes">
      <style:graphic-properties draw:fill-color="#ffffff" fo:min-height="13.365cm"/>
    </style:style>
    <style:style style:name="pr10" style:family="presentation" style:parent-style-name="タイトルとコンテンツ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2.235cm" style:use-optimal-column-width="false"/>
    </style:style>
    <style:style style:name="co4" style:family="table-column">
      <style:table-column-properties style:column-width="0.881cm" style:use-optimal-column-width="false"/>
    </style:style>
    <style:style style:name="co5" style:family="table-column">
      <style:table-column-properties style:column-width="1.984cm" style:use-optimal-column-width="false"/>
    </style:style>
    <style:style style:name="co6" style:family="table-column">
      <style:table-column-properties style:column-width="16.575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6.207cm"/>
    </style:style>
    <style:style style:name="ro3" style:family="table-row">
      <style:table-row-properties style:row-height="4.705cm"/>
    </style:style>
    <style:style style:name="ro4" style:family="table-row">
      <style:table-row-properties style:row-height="1.508cm"/>
    </style:style>
    <style:style style:name="ce1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deacc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eef5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P7" style:family="paragraph">
      <style:text-properties style:font-size-asian="20pt"/>
    </style:style>
    <style:style style:name="P8" style:family="paragraph">
      <style:paragraph-properties fo:text-align="start" style:font-independent-line-spacing="true"/>
      <style:text-properties fo:font-size="40pt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5b6973" style:text-line-through-style="none" style:text-line-through-type="none" style:text-position="0% 100%" style:font-name="メイリオ1" fo:font-size="54pt" fo:letter-spacing="-0.034cm" fo:font-style="normal" style:text-underline-style="none" fo:font-weight="normal" style:font-name-asian="メイリオ1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5b6973" style:text-line-through-style="none" style:text-line-through-type="none" style:text-position="0% 100%" style:font-name="メイリオ1" fo:font-size="28pt" fo:letter-spacing="-0.034cm" fo:font-style="normal" style:text-underline-style="none" fo:font-weight="normal" style:font-name-asian="メイリオ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メイリオ1" fo:font-size="22pt" fo:letter-spacing="normal" fo:font-style="normal" style:text-underline-style="none" fo:font-weight="normal" style:font-name-asian="メイリオ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5b6973" style:text-line-through-style="none" style:text-line-through-type="none" style:text-position="0% 100%" style:font-name="メイリオ1" fo:font-size="40pt" fo:letter-spacing="-0.034cm" fo:font-style="normal" style:text-underline-style="none" fo:font-weight="normal" style:font-name-asian="メイリオ1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72951a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メイリオ1" fo:font-size="18pt" fo:letter-spacing="normal" fo:font-style="normal" style:text-underline-style="none" fo:font-weight="bold" style:font-name-asian="メイリオ1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size-asian="19.8999996185303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メイリオ1" fo:font-size="18pt" fo:letter-spacing="normal" fo:font-style="normal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98c723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タイトル_20_スライド" presentation:presentation-page-layout-name="AL1T0">
        <draw:frame draw:name="タイトル 3" presentation:style-name="pr4" draw:text-style-name="P2" draw:layer="layout" svg:width="24.033cm" svg:height="6.877cm" svg:x="2.1cm" svg:y="3.223cm" presentation:class="title" presentation:user-transformed="true">
          <draw:text-box>
            <text:p text:style-name="P1"><text:span text:style-name="T1">○○</text:span><text:span text:style-name="T1">アプリの</text:span><text:span text:style-name="T1"><text:line-break/></text:span><text:span text:style-name="T1">インセプションデッキ</text:span><text:span text:style-name="T1"><text:line-break/></text:span><text:span text:style-name="T2">バージョン○</text:span></text:p>
          </draw:text-box>
        </draw:frame>
        <draw:frame draw:name="サブタイトル 4" presentation:style-name="pr5" draw:text-style-name="P6" draw:layer="layout" svg:width="19.599cm" svg:height="9.026cm" svg:x="2.1cm" svg:y="10.733cm" presentation:class="subtitle" presentation:user-transformed="true">
          <draw:text-box>
            <text:list text:style-name="L2">
              <text:list-item>
                <text:p text:style-name="P3"><text:span text:style-name="T3">チーム　○</text:span></text:p>
              </text:list-item>
              <text:list-item>
                <text:p text:style-name="P3"><text:span text:style-name="T3">作成日　</text:span><text:span text:style-name="T3">20○</text:span><text:span text:style-name="T3">年○月○日</text:span></text:p>
              </text:list-item>
              <text:list-item>
                <text:p text:style-name="P3"><text:span text:style-name="T3">メンバ</text:span><text:span text:style-name="T3">: </text:span></text:p>
              </text:list-item>
            </text:list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4"><text:span text:style-name="T4">　　学生番号 氏名（欠席）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我われはなぜここにいるのか？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我われはなぜここにいるのか？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3">
              <text:list-item>
                <text:p>単位をとるため</text:p>
              </text:list-item>
              <text:list-item>
                <text:p>医療現場で使えるソフトウェアを開発するため</text:p>
              </text:list-item>
              <text:list-item>
                <text:p>何か一つ（医療に従事する人にとって）役に立つ機能を付けた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エレベータピッチ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エレベータピッチ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4">
              <text:list-item>
                <text:p text:style-name="P3"><text:span text:style-name="T7">[</text:span><text:span text:style-name="T7">手続きの流れをスムーズに</text:span><text:span text:style-name="T7">]</text:span><text:span text:style-name="T8">したい</text:span></text:p>
              </text:list-item>
              <text:list-item>
                <text:p text:style-name="P3"><text:span text:style-name="T7">[</text:span><text:span text:style-name="T7">医療従事者</text:span><text:span text:style-name="T7">]</text:span><text:span text:style-name="T8">向けの、</text:span></text:p>
              </text:list-item>
              <text:list-item>
                <text:p text:style-name="P3"><text:span text:style-name="T7">[</text:span><text:span text:style-name="T7">カルテ管理</text:span><text:span text:style-name="T7">DB]</text:span><text:span text:style-name="T8">というプロダクトは、</text:span></text:p>
              </text:list-item>
              <text:list-item>
                <text:p text:style-name="P3"><text:span text:style-name="T7">[</text:span><text:span text:style-name="T7">医療インフラ</text:span><text:span text:style-name="T7">]</text:span><text:span text:style-name="T8">である。</text:span></text:p>
              </text:list-item>
              <text:list-item>
                <text:p text:style-name="P3"><text:span text:style-name="T8">これは</text:span><text:span text:style-name="T7">[</text:span><text:span text:style-name="T7">他の医療機関や病院内での連携</text:span><text:span text:style-name="T7">]</text:span><text:span text:style-name="T8">ができ、</text:span></text:p>
              </text:list-item>
              <text:list-item>
                <text:p text:style-name="P3"><text:span text:style-name="T7">[</text:span><text:span text:style-name="T7">従来のカルテ</text:span><text:span text:style-name="T7">]</text:span><text:span text:style-name="T8">とは違って、</text:span></text:p>
              </text:list-item>
              <text:list-item>
                <text:p text:style-name="P3"><text:span text:style-name="T7">[</text:span><text:span text:style-name="T7">病院の情報</text:span><text:span text:style-name="T7">]</text:span><text:span text:style-name="T8">が備わっている。</text:span></text:p>
              </text:list-item>
            </text:list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パッケージデザイン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パッケージデザイン</text:span></text:p>
          </draw:text-box>
        </draw:frame>
        <draw:frame draw:name="コンテンツ プレースホルダー 3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4">
              <text:list-item>
                <text:p text:style-name="P3"><text:span text:style-name="T8">プロダクト名：カルテ管理</text:span><text:span text:style-name="T8">DB</text:span></text:p>
              </text:list-item>
              <text:list-item>
                <text:p text:style-name="P3"><text:span text:style-name="T8">素敵な画像や写真</text:span></text:p>
              </text:list-item>
              <text:list-item>
                <text:p text:style-name="P3"><text:span text:style-name="T8">最高のキャッチコピー：どこの病院に行くべきかすぐにわかる</text:span></text:p>
              </text:list-item>
              <text:list-item>
                <text:p text:style-name="P3"><text:span text:style-name="T8">ユーザへのアピール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その</text:span><text:span text:style-name="T9">1</text:span><text:span text:style-name="T9">：どこの病院に行けばいいかわかりやすい</text:span></text:p>
                  </text:list-item>
                  <text:list-item>
                    <text:p text:style-name="P10"><text:span text:style-name="T9">その</text:span><text:span text:style-name="T9">2</text:span><text:span text:style-name="T9">：他の医療機関の情報もある</text:span></text:p>
                  </text:list-item>
                  <text:list-item>
                    <text:p text:style-name="P10"><text:span text:style-name="T9">その</text:span><text:span text:style-name="T9">3</text:span><text:span text:style-name="T9">：シフト管理に役立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やること／やらないことリスト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やること／やらないことリスト</text:span></text:p>
          </draw:text-box>
        </draw:frame>
        <draw:frame draw:name="コンテンツ プレースホルダー 3" draw:style-name="standard" draw:layer="layout" svg:width="25.198cm" svg:height="13.661cm" svg:x="1.4cm" svg:y="4.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0">やる</text:span></text:p>
              </table:table-cell>
              <table:table-cell>
                <text:p text:style-name="P11"><text:span text:style-name="T10">やらない</text:span></text:p>
              </table:table-cell>
            </table:table-row>
            <table:table-row table:style-name="ro2" table:default-cell-style-name="ce2">
              <table:table-cell>
                <text:p><text:span text:style-name="T11">通院歴のある病院をカルテの情報に加える</text:span></text:p>
                <text:p><text:span text:style-name="T11">病院の入室状況</text:span></text:p>
                <text:p><text:span text:style-name="T11">医療従事者のシフト管理</text:span></text:p>
                <text:p><text:span text:style-name="T11"/></text:p>
              </table:table-cell>
              <table:table-cell/>
            </table:table-row>
            <table:table-row table:style-name="ro1">
              <table:table-cell table:style-name="ce3" table:number-columns-spanned="2">
                <text:p text:style-name="P11"><text:span text:style-name="T10">あとで決める</text:span></text:p>
              </table:table-cell>
              <table:covered-table-cell table:style-name="ce4"/>
            </table:table-row>
            <table:table-row table:style-name="ro3">
              <table:table-cell table:style-name="ce2" table:number-columns-spanned="2"/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コミュニティ" draw:style-name="dp3" draw:master-page-name="タイトルとコンテンツ" presentation:presentation-page-layout-name="AL2T11">
        <draw:frame draw:name="タイトル 1" presentation:style-name="pr10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プロジェクトコミュニティ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解決案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解決案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のリスク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プロジェクトのリスク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タイムライン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タイムライン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トレードオフスライダー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トレードオフスライダー</text:span></text:p>
          </draw:text-box>
        </draw:frame>
        <draw:frame draw:name="コンテンツ プレースホルダー 3" draw:style-name="standard" draw:layer="layout" svg:width="25.198cm" svg:height="15.079cm" svg:x="1.4cm" svg:y="4.9cm">
          <table:table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/>
              <table:table-cell/>
              <table:table-cell/>
              <table:table-cell table:style-name="ce3"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何がどれだけ必要なのか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何がどれだけ必要なのか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1" svg:font-family="メイリオ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2" svg:font-family="メイリオ" style:font-family-generic="roman" style:font-pitch="variable"/>
    <style:font-face style:name="TakaoPGothic" svg:font-family="TakaoPGothic" style:font-family-generic="system" style:font-pitch="variable"/>
    <style:font-face style:name="メイリオ3" svg:font-family="メイリオ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26.5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9.8999996185303pt" fo:letter-spacing="normal" fo:font-style="normal" style:text-underline-style="none" fo:font-weight="normal" style:font-name-asian="メイリオ1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7.6000003814697pt" fo:letter-spacing="normal" fo:font-style="normal" style:text-underline-style="none" fo:font-weight="normal" style:font-name-asian="メイリオ1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5.3999996185303pt" fo:letter-spacing="normal" fo:font-style="normal" style:text-underline-style="none" fo:font-weight="normal" style:font-name-asian="メイリオ1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19.8999996185303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26.5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9.8999996185303pt" fo:letter-spacing="normal" fo:font-style="normal" style:text-underline-style="none" fo:font-weight="normal" style:font-name-asian="メイリオ1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7.6000003814697pt" fo:letter-spacing="normal" fo:font-style="normal" style:text-underline-style="none" fo:font-weight="normal" style:font-name-asian="メイリオ1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5.3999996185303pt" fo:letter-spacing="normal" fo:font-style="normal" style:text-underline-style="none" fo:font-weight="normal" style:font-name-asian="メイリオ1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19.8999996185303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8c723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5b697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7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12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5b6973" style:text-line-through-style="none" style:text-line-through-type="none" style:text-position="0% 100%" style:font-name="メイリオ1" fo:font-size="54pt" fo:letter-spacing="-0.034cm" fo:font-style="normal" style:text-underline-style="none" fo:font-weight="normal" style:font-name-asian="メイリオ1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メイリオ1" fo:font-size="12pt" fo:letter-spacing="normal" fo:font-style="normal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メイリオ1" fo:font-size="14pt" fo:letter-spacing="normal" fo:font-style="normal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5b6973" style:text-line-through-style="none" style:text-line-through-type="none" style:text-position="0% 100%" style:font-name="メイリオ1" fo:font-size="40pt" fo:letter-spacing="-0.034cm" fo:font-style="normal" style:text-underline-style="none" fo:font-weight="normal" style:font-name-asian="メイリオ1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メイリオ1" fo:font-size="18pt" fo:letter-spacing="normal" fo:font-style="normal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メイリオ1" fo:font-size="16pt" fo:letter-spacing="normal" fo:font-style="normal" style:text-underline-style="none" fo:font-weight="normal" style:font-name-asian="メイリオ1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メイリオ1" fo:font-size="14pt" fo:letter-spacing="normal" fo:font-style="normal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8c72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タイトル_20_スライド" style:display-name="タイトル スライド" style:page-layout-name="PM1" draw:style-name="Mdp2">
      <draw:custom-shape draw:name="Rectangle 9" draw:style-name="Mgr3" draw:text-style-name="MP4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4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6" draw:layer="backgroundobjects" svg:width="24.033cm" svg:height="5.9cm" svg:x="2.1cm" svg:y="4.199cm" presentation:class="title" presentation:user-transformed="true">
        <draw:text-box>
          <text:p text:style-name="MP5"><text:span text:style-name="MT2">タイトルテキストの書式を編集するにはクリックします。マスター タイトルの書式設定</text:span></text:p>
        </draw:text-box>
      </draw:frame>
      <draw:frame draw:name="Date Placeholder 3" presentation:style-name="Mpr5" draw:text-style-name="MP8" draw:layer="backgroundobjects" svg:width="8.865cm" svg:height="1.006cm" svg:x="1.4cm" svg:y="0.056cm" presentation:class="date-time" presentation:user-transformed="true">
        <draw:text-box>
          <text:p text:style-name="MP7"><text:span text:style-name="MT3"><text:date style:data-style-name="D1" text:date-value="2017-04-18">4/18/17</text:date></text:span></text:p>
        </draw:text-box>
      </draw:frame>
      <draw:frame draw:name="Footer Placeholder 4" presentation:style-name="Mpr5" draw:text-style-name="MP8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3.265cm" svg:height="1.006cm" svg:x="23.333cm" svg:y="0.056cm" presentation:class="page-number" presentation:user-transformed="true">
        <draw:text-box>
          <text:p text:style-name="MP9"><text:span text:style-name="MT4"><text:page-number>&lt;番号&gt;</text:page-number></text:span></text:p>
        </draw:text-box>
      </draw:frame>
      <draw:line draw:name="Straight Connector 7" draw:style-name="Mgr5" draw:text-style-name="MP11" draw:layer="backgroundobjects" svg:x1="2.1cm" svg:y1="10.406cm" svg:x2="26.133cm" svg:y2="10.41cm">
        <text:p/>
      </draw:line>
      <draw:frame presentation:style-name="タイトル_20_スライド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2">
      <draw:custom-shape draw:name="Rectangle 9" draw:style-name="Mgr3" draw:text-style-name="MP4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4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2" draw:layer="backgroundobjects" svg:width="25.199cm" svg:height="3.033cm" svg:x="1.4cm" svg:y="1.633cm" presentation:class="title" presentation:user-transformed="true">
        <draw:text-box>
          <text:p text:style-name="MP5"><text:span text:style-name="MT5">タイトルテキストの書式を編集するにはクリックします。マスター タイトルの書式設定</text:span></text:p>
        </draw:text-box>
      </draw:frame>
      <draw:frame draw:name="Content Placeholder 2" presentation:style-name="Mpr9" draw:text-style-name="MP19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3"><text:span text:style-name="MT6">アウトラインテキストの書式を編集するにはクリックします。</text:span></text:p>
              <text:list>
                <text:list-item>
                  <text:p text:style-name="MP13"><text:span text:style-name="MT6">2</text:span><text:span text:style-name="MT6">レベル目のアウトライン</text:span></text:p>
                  <text:list>
                    <text:list-item>
                      <text:p text:style-name="MP13"><text:span text:style-name="MT6">3</text:span><text:span text:style-name="MT6">レベル目のアウトライン</text:span></text:p>
                      <text:list>
                        <text:list-item>
                          <text:p text:style-name="MP13"><text:span text:style-name="MT6">4</text:span><text:span text:style-name="MT6">レベル目のアウトライン</text:span></text:p>
                          <text:list>
                            <text:list-item>
                              <text:p text:style-name="MP13"><text:span text:style-name="MT6">5</text:span><text:span text:style-name="MT6">レベル目のアウトライン</text:span></text:p>
                              <text:list>
                                <text:list-item>
                                  <text:p text:style-name="MP13"><text:span text:style-name="MT6">6</text:span><text:span text:style-name="MT6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7</text:span><text:span text:style-name="MT6">レベル目のアウトライン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第 </text:span><text:span text:style-name="MT8">3 </text:span><text:span text:style-name="MT8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第 </text:span><text:span text:style-name="MT9">4 </text:span><text:span text:style-name="MT9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第 </text:span><text:span text:style-name="MT10">5 </text:span><text:span text:style-name="MT10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8.865cm" svg:height="1.006cm" svg:x="1.4cm" svg:y="0.056cm" presentation:class="date-time" presentation:user-transformed="true">
        <draw:text-box>
          <text:p text:style-name="MP7"><text:span text:style-name="MT3"><text:date style:data-style-name="D1" text:date-value="2017-04-18">4/18/17</text:date></text:span></text:p>
        </draw:text-box>
      </draw:frame>
      <draw:frame draw:name="Footer Placeholder 4" presentation:style-name="Mpr10" draw:text-style-name="MP8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3.265cm" svg:height="1.006cm" svg:x="23.333cm" svg:y="0.056cm" presentation:class="page-number" presentation:user-transformed="true">
        <draw:text-box>
          <text:p text:style-name="MP9"><text:span text:style-name="MT4"><text:page-number>&lt;番号&gt;</text:page-number></text:span></text:p>
        </draw:text-box>
      </draw:frame>
      <presentation:notes style:page-layout-name="PM2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6:10:51.250903270</meta:creation-date>
    <dc:date>2017-04-18T12:23:12.730700915</dc:date>
    <meta:editing-duration>P0D</meta:editing-duration>
    <meta:editing-cycles>2</meta:editing-cycles>
    <meta:generator>LibreOffice/4.2.8.2$Linux_X86_64 LibreOffice_project/420m0$Build-2</meta:generator>
    <meta:document-statistic meta:object-count="96"/>
  </office:meta>
</office:document-meta>
</file>